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GARCIA CONDORI ABEL LUIS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PICHANAKI</text:span></text:p>
      <text:p text:style-name="P5"/>
      <text:p text:style-name="P5">Recojo: <text:span text:style-name="T3">GARCIA CONDORI, ABEL LUIS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30T23:33:2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